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office:value-type="float" office:value="158" calcext:value-type="float">
            <text:p>158,0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19:08.95461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19:18.339460000</dc:date>
    <dc:title>Untitled Spreadsheet</dc:title>
    <dc:description/>
    <dc:subject/>
    <meta:keyword/>
    <meta:editing-duration>P3DT4H56M42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